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3.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gr6" style:family="graphic" style:parent-style-name="standard">
      <style:graphic-properties draw:stroke="none" svg:stroke-color="#000000" draw:fill="none" draw:fill-color="#ffffff" fo:min-height="0.5cm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2pt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layer="layout" svg:width="6cm" svg:height="1cm" svg:x="11.839cm" svg:y="5.102cm">
          <text:p text:style-name="P1">Zeichen Lesen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4.5cm" svg:height="1cm" svg:x="0.339cm" svg:y="0.102cm">
          <draw:text-box>
            <text:p text:style-name="P3">Codeanalyse</text:p>
          </draw:text-box>
        </draw:frame>
        <draw:frame draw:style-name="gr3" draw:text-style-name="P3" draw:layer="layout" svg:width="2.5cm" svg:height="3.75cm" svg:x="14.419cm" svg:y="-0.398cm">
          <draw:text-box>
            <text:p text:style-name="P3"/>
          </draw:text-box>
        </draw:frame>
        <draw:line draw:style-name="gr4" draw:text-style-name="P4" draw:layer="layout" svg:x1="4.839cm" svg:y1="25.602cm" svg:x2="4.839cm" svg:y2="26.602cm">
          <text:p text:style-name="P3"/>
        </draw:line>
        <draw:line draw:style-name="gr4" draw:text-style-name="P4" draw:layer="layout" svg:x1="6.839cm" svg:y1="13.602cm" svg:x2="6.839cm" svg:y2="23.102cm">
          <text:p text:style-name="P3"/>
        </draw:line>
        <draw:line draw:style-name="gr4" draw:text-style-name="P4" draw:layer="layout" svg:x1="10.339cm" svg:y1="6.602cm" svg:x2="9.839cm" svg:y2="6.602cm">
          <text:p text:style-name="P3"/>
        </draw:line>
        <draw:line draw:style-name="gr4" draw:text-style-name="P4" draw:layer="layout" svg:x1="14.839cm" svg:y1="19.602cm" svg:x2="14.839cm" svg:y2="20.602cm">
          <text:p text:style-name="P3"/>
        </draw:line>
        <draw:line draw:style-name="gr4" draw:text-style-name="P4" draw:layer="layout" svg:x1="14.839cm" svg:y1="17.102cm" svg:x2="14.839cm" svg:y2="18.102cm">
          <text:p text:style-name="P3"/>
        </draw:line>
        <draw:line draw:style-name="gr4" draw:text-style-name="P4" draw:layer="layout" svg:x1="14.839cm" svg:y1="12.102cm" svg:x2="14.839cm" svg:y2="13.102cm">
          <text:p text:style-name="P3"/>
        </draw:line>
        <draw:line draw:style-name="gr4" draw:text-style-name="P4" draw:layer="layout" svg:x1="14.839cm" svg:y1="9.102cm" svg:x2="14.839cm" svg:y2="10.102cm">
          <text:p text:style-name="P3"/>
        </draw:line>
        <draw:line draw:style-name="gr4" draw:text-style-name="P4" draw:layer="layout" svg:x1="14.839cm" svg:y1="6.102cm" svg:x2="14.839cm" svg:y2="7.102cm">
          <text:p text:style-name="P3"/>
        </draw:line>
        <draw:line draw:style-name="gr4" draw:text-style-name="P4" draw:layer="layout" svg:x1="14.839cm" svg:y1="4.102cm" svg:x2="14.839cm" svg:y2="5.102cm">
          <text:p text:style-name="P3"/>
        </draw:line>
        <draw:custom-shape draw:style-name="gr1" draw:text-style-name="P1" draw:layer="layout" svg:width="6cm" svg:height="2cm" svg:x="11.839cm" svg:y="7.102cm">
          <text:p text:style-name="P5"><text:span text:style-name="T1">Stringend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6" draw:layer="layout" svg:width="1.5cm" svg:height="0.725cm" svg:x="14.839cm" svg:y="9.102cm">
          <draw:text-box>
            <text:p text:style-name="P6"><text:span text:style-name="T1">nein</text:span></text:p>
          </draw:text-box>
        </draw:frame>
        <draw:frame draw:style-name="gr5" draw:text-style-name="P6" draw:layer="layout" svg:width="1.5cm" svg:height="0.725cm" svg:x="2.339cm" svg:y="11.877cm">
          <draw:text-box>
            <text:p text:style-name="P6"><text:span text:style-name="T1">nein</text:span></text:p>
          </draw:text-box>
        </draw:frame>
        <draw:frame draw:style-name="gr5" draw:text-style-name="P6" draw:layer="layout" svg:width="1.5cm" svg:height="0.725cm" svg:x="17.839cm" svg:y="15.377cm">
          <draw:text-box>
            <text:p text:style-name="P6"><text:span text:style-name="T1">nein</text:span></text:p>
          </draw:text-box>
        </draw:frame>
        <draw:frame draw:style-name="gr5" draw:text-style-name="P6" draw:layer="layout" svg:width="1.5cm" svg:height="0.725cm" svg:x="17.839cm" svg:y="10.377cm">
          <draw:text-box>
            <text:p text:style-name="P6"><text:span text:style-name="T1">nein</text:span></text:p>
          </draw:text-box>
        </draw:frame>
        <draw:frame draw:style-name="gr6" draw:text-style-name="P6" draw:layer="layout" svg:width="1cm" svg:height="0.75cm" svg:x="6.129cm" svg:y="13.602cm">
          <draw:text-box>
            <text:p text:style-name="P6"><text:span text:style-name="T1">ja</text:span></text:p>
          </draw:text-box>
        </draw:frame>
        <draw:frame draw:style-name="gr6" draw:text-style-name="P6" draw:layer="layout" svg:width="1cm" svg:height="0.75cm" svg:x="10.839cm" svg:y="20.852cm">
          <draw:text-box>
            <text:p text:style-name="P6"><text:span text:style-name="T1">ja</text:span></text:p>
          </draw:text-box>
        </draw:frame>
        <draw:frame draw:style-name="gr6" draw:text-style-name="P6" draw:layer="layout" svg:width="1cm" svg:height="0.75cm" svg:x="10.839cm" svg:y="7.352cm">
          <draw:text-box>
            <text:p text:style-name="P6"><text:span text:style-name="T1">ja</text:span></text:p>
          </draw:text-box>
        </draw:frame>
        <draw:frame draw:style-name="gr6" draw:text-style-name="P6" draw:layer="layout" svg:width="1cm" svg:height="0.75cm" svg:x="14.839cm" svg:y="17.102cm">
          <draw:text-box>
            <text:p text:style-name="P6"><text:span text:style-name="T1">ja</text:span></text:p>
          </draw:text-box>
        </draw:frame>
        <draw:frame draw:style-name="gr6" draw:text-style-name="P6" draw:layer="layout" svg:width="1cm" svg:height="0.75cm" svg:x="14.839cm" svg:y="12.102cm">
          <draw:text-box>
            <text:p text:style-name="P6"><text:span text:style-name="T1">ja</text:span></text:p>
          </draw:text-box>
        </draw:frame>
        <draw:custom-shape draw:style-name="gr1" draw:text-style-name="P1" draw:layer="layout" svg:width="6cm" svg:height="2cm" svg:x="11.839cm" svg:y="10.102cm">
          <text:p text:style-name="P5"><text:span text:style-name="T1">Brainfuck-Zeichen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7" draw:text-style-name="P4" draw:layer="layout" svg:x1="17.839cm" svg:y1="11.102cm" svg:x2="19.339cm" svg:y2="11.102cm">
          <text:p text:style-name="P3"/>
        </draw:line>
        <draw:line draw:style-name="gr7" draw:text-style-name="P4" draw:layer="layout" svg:x1="19.339cm" svg:y1="21.602cm" svg:x2="19.339cm" svg:y2="4.102cm">
          <text:p text:style-name="P3"/>
        </draw:line>
        <draw:custom-shape draw:style-name="gr1" draw:text-style-name="P2" draw:layer="layout" svg:width="6cm" svg:height="1cm" svg:x="0.339cm" svg:y="17.102cm">
          <text:p text:style-name="P1">Codeanalyse abgeschloos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6cm" svg:height="1cm" svg:x="3.839cm" svg:y="23.102cm">
          <text:p text:style-name="P1">Syntaxfehl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6cm" svg:height="1.5cm" svg:x="11.839cm" svg:y="18.102cm">
          <text:p text:style-name="P1">''['': Schleifenzähler erhöhen</text:p>
          <text:p text:style-name="P1">'']'': Schleifenzähler erniedrig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cm" svg:height="2cm" svg:x="11.839cm" svg:y="20.602cm">
          <text:p text:style-name="P5"><text:span text:style-name="T1">Schleifenzähler &lt; 0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layer="layout" svg:width="6cm" svg:height="2cm" svg:x="11.839cm" svg:y="15.102cm">
          <text:p text:style-name="P5"><text:span text:style-name="T1">''['' oder '']''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7" draw:text-style-name="P4" draw:layer="layout" svg:x1="17.839cm" svg:y1="16.102cm" svg:x2="19.339cm" svg:y2="16.102cm">
          <text:p text:style-name="P3"/>
        </draw:line>
        <draw:frame draw:style-name="gr5" draw:text-style-name="P6" draw:layer="layout" svg:width="1.5cm" svg:height="0.725cm" svg:x="17.839cm" svg:y="20.877cm">
          <draw:text-box>
            <text:p text:style-name="P6"><text:span text:style-name="T1">nein</text:span></text:p>
          </draw:text-box>
        </draw:frame>
        <draw:line draw:style-name="gr7" draw:text-style-name="P4" draw:layer="layout" svg:x1="17.839cm" svg:y1="21.602cm" svg:x2="19.339cm" svg:y2="21.602cm">
          <text:p text:style-name="P3"/>
        </draw:line>
        <draw:line draw:style-name="gr7" draw:text-style-name="P4" draw:layer="layout" svg:x1="10.339cm" svg:y1="8.102cm" svg:x2="11.839cm" svg:y2="8.102cm">
          <text:p text:style-name="P3"/>
        </draw:line>
        <draw:custom-shape draw:style-name="gr1" draw:text-style-name="P1" draw:layer="layout" svg:width="6cm" svg:height="2cm" svg:x="3.839cm" svg:y="11.602cm">
          <text:p text:style-name="P5"><text:span text:style-name="T1">Schleifenzähler != 0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7" draw:text-style-name="P4" draw:layer="layout" svg:x1="11.839cm" svg:y1="21.602cm" svg:x2="6.839cm" svg:y2="21.602cm">
          <text:p text:style-name="P3"/>
        </draw:line>
        <draw:line draw:style-name="gr7" draw:text-style-name="P4" draw:layer="layout" svg:x1="3.839cm" svg:y1="12.602cm" svg:x2="3.339cm" svg:y2="12.602cm">
          <text:p text:style-name="P3"/>
        </draw:line>
        <draw:line draw:style-name="gr4" draw:text-style-name="P4" draw:layer="layout" svg:x1="3.339cm" svg:y1="12.602cm" svg:x2="3.339cm" svg:y2="17.102cm">
          <text:p text:style-name="P3"/>
        </draw:line>
        <draw:custom-shape draw:style-name="gr1" draw:text-style-name="P4" draw:layer="layout" svg:width="6cm" svg:height="1cm" svg:x="1.839cm" svg:y="26.602cm">
          <text:p text:style-name="P5">End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4" draw:layer="layout" svg:x1="3.339cm" svg:y1="18.102cm" svg:x2="3.339cm" svg:y2="25.602cm">
          <text:p text:style-name="P3"/>
        </draw:line>
        <draw:line draw:style-name="gr7" draw:text-style-name="P4" draw:layer="layout" svg:x1="6.839cm" svg:y1="24.102cm" svg:x2="6.839cm" svg:y2="25.602cm">
          <text:p text:style-name="P3"/>
        </draw:line>
        <draw:line draw:style-name="gr7" draw:text-style-name="P4" draw:layer="layout" svg:x1="3.339cm" svg:y1="25.602cm" svg:x2="6.839cm" svg:y2="25.602cm">
          <text:p text:style-name="P3"/>
        </draw:line>
        <draw:custom-shape draw:style-name="gr1" draw:text-style-name="P4" draw:layer="layout" svg:width="6cm" svg:height="1cm" svg:x="5.839cm" svg:y="0.102cm">
          <text:p text:style-name="P5">Star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6cm" svg:height="1cm" svg:x="5.839cm" svg:y="2.102cm">
          <text:p text:style-name="P5"><text:span text:style-name="T1">Statistikvariablen initialisier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8.839cm" svg:y1="1.102cm" svg:x2="8.839cm" svg:y2="2.102cm">
          <text:p text:style-name="P3"/>
        </draw:line>
        <draw:line draw:style-name="gr7" draw:text-style-name="P4" draw:layer="layout" svg:x1="8.839cm" svg:y1="3.102cm" svg:x2="8.839cm" svg:y2="4.102cm">
          <text:p text:style-name="P3"/>
        </draw:line>
        <draw:line draw:style-name="gr7" draw:text-style-name="P4" draw:layer="layout" svg:x1="19.339cm" svg:y1="4.102cm" svg:x2="8.839cm" svg:y2="4.102cm">
          <text:p text:style-name="P3"/>
        </draw:line>
        <draw:line draw:style-name="gr7" draw:text-style-name="P4" draw:layer="layout" svg:x1="11.839cm" svg:y1="21.602cm" svg:x2="10.839cm" svg:y2="21.602cm">
          <text:p text:style-name="P3"/>
        </draw:line>
        <draw:custom-shape draw:style-name="gr1" draw:text-style-name="P2" draw:layer="layout" svg:width="6cm" svg:height="1cm" svg:x="11.839cm" svg:y="13.102cm">
          <text:p text:style-name="P1">Befehlsanzahl erhöhen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14.839cm" svg:y1="14.102cm" svg:x2="14.839cm" svg:y2="15.102cm">
          <text:p text:style-name="P3"/>
        </draw:line>
        <draw:custom-shape draw:style-name="gr1" draw:text-style-name="P1" draw:layer="layout" svg:width="6cm" svg:height="2cm" svg:x="3.839cm" svg:y="5.602cm">
          <text:p text:style-name="P5"><text:span text:style-name="T1">Befehlsanzahl = 0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7" draw:text-style-name="P4" draw:layer="layout" svg:x1="10.339cm" svg:y1="8.102cm" svg:x2="10.339cm" svg:y2="6.602cm">
          <text:p text:style-name="P3"/>
        </draw:line>
        <draw:line draw:style-name="gr4" draw:text-style-name="P4" draw:layer="layout" svg:x1="6.839cm" svg:y1="7.602cm" svg:x2="6.839cm" svg:y2="8.602cm">
          <text:p text:style-name="P3"/>
        </draw:line>
        <draw:frame draw:style-name="gr6" draw:text-style-name="P6" draw:layer="layout" svg:width="1cm" svg:height="0.75cm" svg:x="6.839cm" svg:y="7.602cm">
          <draw:text-box>
            <text:p text:style-name="P6"><text:span text:style-name="T1">ja</text:span></text:p>
          </draw:text-box>
        </draw:frame>
        <draw:custom-shape draw:style-name="gr1" draw:text-style-name="P2" draw:layer="layout" svg:width="6cm" svg:height="1cm" svg:x="3.839cm" svg:y="8.602cm">
          <text:p text:style-name="P1">Warnung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6.839cm" svg:y1="9.602cm" svg:x2="6.839cm" svg:y2="11.602cm">
          <text:p text:style-name="P3"/>
        </draw:line>
        <draw:line draw:style-name="gr7" draw:text-style-name="P4" draw:layer="layout" svg:x1="3.839cm" svg:y1="6.602cm" svg:x2="1.839cm" svg:y2="6.602cm">
          <text:p text:style-name="P3"/>
        </draw:line>
        <draw:line draw:style-name="gr7" draw:text-style-name="P4" draw:layer="layout" svg:x1="1.839cm" svg:y1="6.602cm" svg:x2="1.839cm" svg:y2="10.602cm">
          <text:p text:style-name="P3"/>
        </draw:line>
        <draw:line draw:style-name="gr7" draw:text-style-name="P4" draw:layer="layout" svg:x1="1.839cm" svg:y1="10.602cm" svg:x2="6.839cm" svg:y2="10.602cm">
          <text:p text:style-name="P3"/>
        </draw:line>
        <draw:frame draw:style-name="gr5" draw:text-style-name="P6" draw:layer="layout" svg:width="1.5cm" svg:height="0.725cm" svg:x="2.339cm" svg:y="5.877cm">
          <draw:text-box>
            <text:p text:style-name="P6"><text:span text:style-name="T1">ne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102cm" fo:margin-bottom="1.307cm" fo:margin-left="0.339cm" fo:margin-right="0.37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6-03-07T16:12:53</meta:creation-date>
    <dc:creator>David Christa</dc:creator>
    <dc:date>2006-03-07T17:56:29</dc:date>
    <dc:language>de-DE</dc:language>
    <meta:editing-cycles>3</meta:editing-cycles>
    <meta:editing-duration>PT1H43M37S</meta:editing-duration>
    <meta:user-defined meta:name="Info 1"/>
    <meta:user-defined meta:name="Info 2"/>
    <meta:user-defined meta:name="Info 3"/>
    <meta:user-defined meta:name="Info 4"/>
    <meta:document-statistic meta:object-count="60"/>
  </office:meta>
</office:document-meta>
</file>